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735cm" table:align="left"/>
    </style:style>
    <style:style style:name="Tableau1.A" style:family="table-column">
      <style:table-column-properties style:column-width="4.459cm"/>
    </style:style>
    <style:style style:name="Tableau1.B" style:family="table-column">
      <style:table-column-properties style:column-width="3.276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7.735cm" table:align="left"/>
    </style:style>
    <style:style style:name="Tableau2.A" style:family="table-column">
      <style:table-column-properties style:column-width="4.459cm"/>
    </style:style>
    <style:style style:name="Tableau2.B" style:family="table-column">
      <style:table-column-properties style:column-width="3.276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657be0" officeooo:paragraph-rsid="00185ebd" style:font-size-asian="14pt" style:font-weight-asian="bold" style:font-size-complex="14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fo:font-size="13pt" fo:font-style="normal" fo:font-weight="bold" officeooo:rsid="006d8d4c" officeooo:paragraph-rsid="007c19e8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bold" officeooo:rsid="006d8d4c" officeooo:paragraph-rsid="00889fc4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fo:font-size="13pt" fo:font-style="normal" fo:font-weight="bold" officeooo:rsid="006d8d4c" officeooo:paragraph-rsid="009f3785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style="normal" fo:font-weight="bold" officeooo:rsid="00801b92" officeooo:paragraph-rsid="00801b92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style="normal" fo:font-weight="bold" officeooo:rsid="007909e8" officeooo:paragraph-rsid="009f3785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3pt" fo:font-style="normal" fo:font-weight="normal" officeooo:rsid="00654670" officeooo:paragraph-rsid="007c19e8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style="normal" fo:font-weight="normal" officeooo:rsid="005f53d3" officeooo:paragraph-rsid="00754975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font-size="13pt" fo:font-style="normal" fo:font-weight="normal" officeooo:rsid="006ff087" officeooo:paragraph-rsid="00754975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officeooo:rsid="005f53d3" officeooo:paragraph-rsid="0068159a" style:font-size-asian="13pt" style:font-style-asian="normal" style:font-size-complex="13pt" style:font-style-complex="normal"/>
    </style:style>
    <style:style style:name="P12" style:family="paragraph" style:parent-style-name="Standard">
      <style:text-properties fo:font-size="13pt" fo:font-weight="bold" officeooo:rsid="001d0a89" officeooo:paragraph-rsid="001ad2b2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1d0a89" officeooo:paragraph-rsid="00b033f0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b033f0" officeooo:paragraph-rsid="00b033f0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tyle="normal" officeooo:rsid="00654670" officeooo:paragraph-rsid="00654670" style:font-style-asian="normal" style:font-style-complex="normal"/>
    </style:style>
    <style:style style:name="P16" style:family="paragraph" style:parent-style-name="Standard">
      <style:text-properties fo:font-style="normal" officeooo:rsid="00654670" officeooo:paragraph-rsid="00731c71" style:font-style-asian="normal" style:font-style-complex="normal"/>
    </style:style>
    <style:style style:name="P17" style:family="paragraph" style:parent-style-name="Standard">
      <style:text-properties fo:font-style="normal" officeooo:rsid="00654670" officeooo:paragraph-rsid="007389db" style:font-style-asian="normal" style:font-style-complex="normal"/>
    </style:style>
    <style:style style:name="P18" style:family="paragraph" style:parent-style-name="Standard">
      <style:text-properties fo:font-style="normal" officeooo:rsid="00654670" officeooo:paragraph-rsid="007c19e8" style:font-style-asian="normal" style:font-style-complex="normal"/>
    </style:style>
    <style:style style:name="P19" style:family="paragraph" style:parent-style-name="Standard">
      <style:text-properties fo:font-style="normal" officeooo:rsid="00654670" officeooo:paragraph-rsid="00889fc4" style:font-style-asian="normal" style:font-style-complex="normal"/>
    </style:style>
    <style:style style:name="P20" style:family="paragraph" style:parent-style-name="Standard">
      <style:text-properties fo:font-style="normal" officeooo:rsid="00654670" officeooo:paragraph-rsid="0096e155" style:font-style-asian="normal" style:font-style-complex="normal"/>
    </style:style>
    <style:style style:name="P21" style:family="paragraph" style:parent-style-name="Standard">
      <style:text-properties fo:font-style="normal" officeooo:rsid="007909e8" officeooo:paragraph-rsid="00889fc4" style:font-style-asian="normal" style:font-style-complex="normal"/>
    </style:style>
    <style:style style:name="P22" style:family="paragraph" style:parent-style-name="Standard">
      <style:text-properties fo:font-style="normal" fo:font-weight="bold" officeooo:rsid="00654670" officeooo:paragraph-rsid="00754975" style:font-style-asian="normal" style:font-weight-asian="bold" style:font-style-complex="normal" style:font-weight-complex="bold"/>
    </style:style>
    <style:style style:name="P23" style:family="paragraph" style:parent-style-name="Standard">
      <style:text-properties officeooo:paragraph-rsid="001ad2b2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d8b1" officeooo:paragraph-rsid="00754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54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4975" officeooo:paragraph-rsid="00754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1925" officeooo:paragraph-rsid="00771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99a4" officeooo:paragraph-rsid="00849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6d7d" officeooo:paragraph-rsid="00856d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5d72" officeooo:paragraph-rsid="00875d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6de1d" officeooo:paragraph-rsid="00c6d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bef020" officeooo:paragraph-rsid="00bef0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bf4d0d" officeooo:paragraph-rsid="00bf4d0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bfdf2f" officeooo:paragraph-rsid="00bfdf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c6de1d" officeooo:paragraph-rsid="00c6de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Standard">
      <style:text-properties fo:color="#000000" loext:opacity="100%" fo:font-size="13pt" style:text-underline-style="none" fo:font-weight="bold" officeooo:rsid="00b033f0" officeooo:paragraph-rsid="00b033f0" style:font-size-asian="13pt" style:font-weight-asian="bold" style:font-size-complex="13pt" style:font-weight-complex="bold"/>
    </style:style>
    <style:style style:name="P40" style:family="paragraph" style:parent-style-name="Standard">
      <style:text-properties fo:color="#000000" loext:opacity="100%" fo:font-size="11pt" style:text-underline-style="none" fo:font-weight="bold" officeooo:rsid="001d0a89" officeooo:paragraph-rsid="001ad2b2" style:font-size-asian="11pt" style:font-weight-asian="bold" style:font-size-complex="11pt" style:font-weight-complex="bold"/>
    </style:style>
    <style:style style:name="P41" style:family="paragraph" style:parent-style-name="Standard">
      <style:text-properties fo:color="#000000" loext:opacity="100%" fo:font-size="11pt" style:text-underline-style="none" fo:font-weight="bold" officeooo:rsid="001d0a89" officeooo:paragraph-rsid="00b99b8e" style:font-size-asian="11pt" style:font-weight-asian="bold" style:font-size-complex="11pt" style:font-weight-complex="bold"/>
    </style:style>
    <style:style style:name="P42" style:family="paragraph" style:parent-style-name="Text_20_body">
      <style:text-properties fo:color="#000000" loext:opacity="100%" fo:font-size="11pt" style:text-underline-style="none" fo:font-weight="bold" officeooo:rsid="001d0a89" officeooo:paragraph-rsid="00b99b8e" style:font-size-asian="11pt" style:font-weight-asian="bold" style:font-size-complex="11pt" style:font-weight-complex="bold"/>
    </style:style>
    <style:style style:name="P43" style:family="paragraph" style:parent-style-name="Standard">
      <style:text-properties fo:color="#000000" loext:opacity="100%" fo:font-size="11pt" style:text-underline-style="none" fo:font-weight="bold" officeooo:rsid="001d0a89" officeooo:paragraph-rsid="00c54146" style:font-size-asian="11pt" style:font-weight-asian="bold" style:font-size-complex="11pt" style:font-weight-complex="bold"/>
    </style:style>
    <style:style style:name="P44" style:family="paragraph" style:parent-style-name="Standard">
      <style:text-properties fo:color="#000000" loext:opacity="100%" fo:font-size="11pt" style:text-underline-style="none" fo:font-weight="bold" officeooo:rsid="00b033f0" officeooo:paragraph-rsid="00b033f0" style:font-size-asian="11pt" style:font-weight-asian="bold" style:font-size-complex="11pt" style:font-weight-complex="bold"/>
    </style:style>
    <style:style style:name="P45" style:family="paragraph" style:parent-style-name="Standard">
      <style:text-properties fo:color="#000000" loext:opacity="100%" fo:font-size="11pt" style:text-underline-style="none" officeooo:paragraph-rsid="00b033f0" style:font-size-asian="11pt" style:font-size-complex="11pt"/>
    </style:style>
    <style:style style:name="P46" style:family="paragraph" style:parent-style-name="Text_20_body">
      <style:text-properties fo:color="#000000" loext:opacity="100%" fo:font-size="11pt" style:text-underline-style="none" officeooo:paragraph-rsid="00b033f0" style:font-size-asian="11pt" style:font-size-complex="11pt"/>
    </style:style>
    <style:style style:name="P47" style:family="paragraph" style:parent-style-name="Standard">
      <style:text-properties fo:font-size="12pt" fo:font-style="normal" fo:font-weight="normal" officeooo:rsid="006d8d4c" officeooo:paragraph-rsid="008499a4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officeooo:paragraph-rsid="00889fc4"/>
    </style:style>
    <style:style style:name="P49" style:family="paragraph" style:parent-style-name="Standard">
      <style:text-properties officeooo:paragraph-rsid="0068159a"/>
    </style:style>
    <style:style style:name="P50" style:family="paragraph" style:parent-style-name="Standard">
      <style:text-properties officeooo:paragraph-rsid="0098b0af"/>
    </style:style>
    <style:style style:name="P51" style:family="paragraph" style:parent-style-name="Standard">
      <style:text-properties officeooo:paragraph-rsid="008a48e5"/>
    </style:style>
    <style:style style:name="P52" style:family="paragraph" style:parent-style-name="Standard">
      <style:text-properties officeooo:paragraph-rsid="00801b92"/>
    </style:style>
    <style:style style:name="P53" style:family="paragraph" style:parent-style-name="Standard">
      <style:text-properties officeooo:paragraph-rsid="00b033f0"/>
    </style:style>
    <style:style style:name="P54" style:family="paragraph" style:parent-style-name="Standard">
      <style:text-properties officeooo:rsid="00b033f0" officeooo:paragraph-rsid="00b033f0"/>
    </style:style>
    <style:style style:name="P55" style:family="paragraph" style:parent-style-name="Standard">
      <style:text-properties style:use-window-font-color="true" loext:opacity="0%" fo:font-size="11pt" fo:font-weight="bold" officeooo:rsid="001d0a89" officeooo:paragraph-rsid="001ad2b2" style:font-size-asian="11pt" style:font-weight-asian="bold" style:font-size-complex="11pt" style:font-weight-complex="bold"/>
    </style:style>
    <style:style style:name="P56" style:family="paragraph" style:parent-style-name="Heading_20_3">
      <style:text-properties style:use-window-font-color="true" loext:opacity="0%" fo:font-size="11pt" fo:font-weight="bold" officeooo:rsid="001d0a89" officeooo:paragraph-rsid="001ad2b2" style:font-size-asian="11pt" style:font-weight-asian="bold" style:font-size-complex="11pt" style:font-weight-complex="bold"/>
    </style:style>
    <style:style style:name="P57" style:family="paragraph" style:parent-style-name="Preformatted_20_Text">
      <style:paragraph-properties fo:margin-top="0cm" fo:margin-bottom="0.499cm" style:contextual-spacing="false"/>
    </style:style>
    <style:style style:name="P58" style:family="paragraph" style:parent-style-name="Standard">
      <style:text-properties officeooo:paragraph-rsid="00b99b8e"/>
    </style:style>
    <style:style style:name="P59" style:family="paragraph" style:parent-style-name="Text_20_body">
      <style:text-properties officeooo:paragraph-rsid="00b99b8e"/>
    </style:style>
    <style:style style:name="P60" style:family="paragraph" style:parent-style-name="Standard">
      <style:text-properties officeooo:paragraph-rsid="00bb3980"/>
    </style:style>
    <style:style style:name="P61" style:family="paragraph" style:parent-style-name="Standard">
      <style:text-properties officeooo:paragraph-rsid="00c54146"/>
    </style:style>
    <style:style style:name="P62" style:family="paragraph" style:parent-style-name="Text_20_body">
      <style:paragraph-properties fo:margin-top="0cm" fo:margin-bottom="0cm" style:contextual-spacing="false"/>
    </style:style>
    <style:style style:name="P63" style:family="paragraph" style:parent-style-name="Text_20_body">
      <style:text-properties fo:font-weight="normal" style:font-weight-asian="normal" style:font-weight-complex="normal"/>
    </style:style>
    <style:style style:name="P64" style:family="paragraph" style:parent-style-name="Text_20_body">
      <style:text-properties officeooo:paragraph-rsid="00bef020"/>
    </style:style>
    <style:style style:name="P65" style:family="paragraph" style:parent-style-name="Standard">
      <style:text-properties fo:color="#000000" loext:opacity="100%" fo:font-size="11pt" style:text-underline-style="none" fo:font-weight="bold" officeooo:rsid="00b1ba86" officeooo:paragraph-rsid="00b99b8e" style:font-size-asian="11pt" style:font-weight-asian="bold" style:font-size-complex="11pt" style:font-weight-complex="bold"/>
    </style:style>
    <style:style style:name="P66" style:family="paragraph" style:parent-style-name="Standard">
      <style:text-properties fo:color="#000000" loext:opacity="100%" fo:font-size="11pt" style:text-underline-style="none" fo:font-weight="bold" officeooo:rsid="00b033f0" officeooo:paragraph-rsid="00b033f0" style:font-size-asian="11pt" style:font-weight-asian="bold" style:font-size-complex="11pt" style:font-weight-complex="bold"/>
    </style:style>
    <style:style style:name="P67" style:family="paragraph" style:parent-style-name="Standard">
      <style:text-properties fo:font-size="13pt" fo:font-style="normal" fo:font-weight="bold" officeooo:rsid="00a03471" officeooo:paragraph-rsid="001ad2b2" style:font-size-asian="13pt" style:font-style-asian="normal" style:font-weight-asian="bold" style:font-size-complex="13pt" style:font-style-complex="normal" style:font-weight-complex="bold"/>
    </style:style>
    <style:style style:name="P68" style:family="paragraph" style:parent-style-name="Text_20_body" style:list-style-name="L1"/>
    <style:style style:name="P69" style:family="paragraph" style:parent-style-name="Text_20_body" style:list-style-name="L1">
      <style:paragraph-properties fo:margin-top="0cm" fo:margin-bottom="0cm" style:contextual-spacing="false"/>
    </style:style>
    <style:style style:name="P70" style:family="paragraph" style:parent-style-name="Text_20_body">
      <style:paragraph-properties fo:margin-top="0cm" fo:margin-bottom="0cm" style:contextual-spacing="false"/>
    </style:style>
    <style:style style:name="P71" style:family="paragraph" style:parent-style-name="Text_20_body" style:list-style-name="L2"/>
    <style:style style:name="P72" style:family="paragraph" style:parent-style-name="Text_20_body" style:list-style-name="L2">
      <style:paragraph-properties fo:margin-top="0cm" fo:margin-bottom="0cm" style:contextual-spacing="false"/>
    </style:style>
    <style:style style:name="P73" style:family="paragraph" style:parent-style-name="Text_20_body" style:list-style-name="L3"/>
    <style:style style:name="P74" style:family="paragraph" style:parent-style-name="Text_20_body" style:list-style-name="L3">
      <style:paragraph-properties fo:margin-top="0cm" fo:margin-bottom="0cm" style:contextual-spacing="false"/>
    </style:style>
    <style:style style:name="P75" style:family="paragraph" style:parent-style-name="Text_20_body" style:list-style-name="L4"/>
    <style:style style:name="P76" style:family="paragraph" style:parent-style-name="Text_20_body" style:list-style-name="L4">
      <style:paragraph-properties fo:margin-top="0cm" fo:margin-bottom="0cm" style:contextual-spacing="false"/>
    </style:style>
    <style:style style:name="P77" style:family="paragraph" style:parent-style-name="Text_20_body" style:list-style-name="L5"/>
    <style:style style:name="P78" style:family="paragraph" style:parent-style-name="Text_20_body" style:list-style-name="L5">
      <style:paragraph-properties fo:margin-top="0cm" fo:margin-bottom="0cm" style:contextual-spacing="false"/>
    </style:style>
    <style:style style:name="P79" style:family="paragraph" style:parent-style-name="Text_20_body">
      <style:text-properties fo:font-size="13pt" fo:font-style="normal" fo:font-weight="bold" officeooo:rsid="00a03471" officeooo:paragraph-rsid="001ad2b2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5f53d3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6d8d4c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6ff087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731c71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7389db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7c19e8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801b92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8499a4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889fc4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8a48e5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96e155" style:font-size-asian="13pt" style:font-weight-asian="bold" style:font-size-complex="13pt" style:font-weight-complex="bold"/>
    </style:style>
    <style:style style:name="T14" style:family="text">
      <style:text-properties fo:font-size="13pt" fo:font-style="normal" fo:font-weight="bold" officeooo:rsid="00d6a833" style:font-size-asian="13pt" style:font-style-asian="normal" style:font-weight-asian="bold" style:font-size-complex="13pt" style:font-style-complex="normal" style:font-weight-complex="bold"/>
    </style:style>
    <style:style style:name="T15" style:family="text">
      <style:text-properties fo:font-size="13pt" fo:font-style="normal" fo:font-weight="bold" officeooo:rsid="00654670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size="13pt" fo:font-style="normal" fo:font-weight="bold" officeooo:rsid="005f53d3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size="13pt" fo:font-style="normal" fo:font-weight="bold" officeooo:rsid="006d8d4c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fo:font-size="13pt" fo:font-style="normal" fo:font-weight="bold" officeooo:rsid="00801b92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size="13pt" fo:font-style="normal" fo:font-weight="bold" officeooo:rsid="008c0357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fo:font-size="13pt" fo:font-style="normal" fo:font-weight="normal" officeooo:rsid="005f53d3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size="13pt" officeooo:rsid="006ff087" style:font-size-asian="13pt" style:font-size-complex="13pt"/>
    </style:style>
    <style:style style:name="T22" style:family="text">
      <style:text-properties fo:font-size="13pt" officeooo:rsid="007c19e8" style:font-size-asian="13pt" style:font-size-complex="13pt"/>
    </style:style>
    <style:style style:name="T23" style:family="text">
      <style:text-properties fo:font-size="13pt" officeooo:rsid="00754975" style:font-size-asian="13pt" style:font-size-complex="13pt"/>
    </style:style>
    <style:style style:name="T24" style:family="text">
      <style:text-properties fo:font-size="13pt" fo:font-weight="normal" officeooo:rsid="006ff087" style:font-size-asian="13pt" style:font-weight-asian="normal" style:font-size-complex="13pt" style:font-weight-complex="normal"/>
    </style:style>
    <style:style style:name="T25" style:family="text">
      <style:text-properties fo:font-weight="bold" officeooo:rsid="006d8d4c" style:font-weight-asian="bold" style:font-weight-complex="bold"/>
    </style:style>
    <style:style style:name="T26" style:family="text">
      <style:text-properties fo:font-size="12pt" fo:font-style="normal" fo:font-weight="normal" officeooo:rsid="006d8d4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9f3785" style:font-size-asian="12pt" style:font-weight-asian="bold" style:font-size-complex="12p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7c19e8"/>
    </style:style>
    <style:style style:name="T31" style:family="text">
      <style:text-properties officeooo:rsid="007f4893"/>
    </style:style>
    <style:style style:name="T32" style:family="text">
      <style:text-properties officeooo:rsid="008499a4"/>
    </style:style>
    <style:style style:name="T33" style:family="text">
      <style:text-properties officeooo:rsid="00856d7d"/>
    </style:style>
    <style:style style:name="T34" style:family="text">
      <style:text-properties officeooo:rsid="00889fc4"/>
    </style:style>
    <style:style style:name="T35" style:family="text">
      <style:text-properties officeooo:rsid="008a48e5"/>
    </style:style>
    <style:style style:name="T36" style:family="text">
      <style:text-properties officeooo:rsid="006d8d4c"/>
    </style:style>
    <style:style style:name="T37" style:family="text">
      <style:text-properties officeooo:rsid="006ff087"/>
    </style:style>
    <style:style style:name="T38" style:family="text">
      <style:text-properties officeooo:rsid="0096fbb2"/>
    </style:style>
    <style:style style:name="T39" style:family="text">
      <style:text-properties officeooo:rsid="009f3785"/>
    </style:style>
    <style:style style:name="T40" style:family="text">
      <style:text-properties officeooo:rsid="00a457b4"/>
    </style:style>
    <style:style style:name="T41" style:family="text">
      <style:text-properties fo:color="#000000" loext:opacity="100%" fo:font-size="11pt" style:text-underline-style="none" style:font-size-asian="11pt" style:font-size-complex="11pt"/>
    </style:style>
    <style:style style:name="T42" style:family="text">
      <style:text-properties fo:color="#000000" loext:opacity="100%" fo:font-size="11pt" style:text-underline-style="none" officeooo:rsid="00b033f0" style:font-size-asian="11pt" style:font-size-complex="11pt"/>
    </style:style>
    <style:style style:name="T43" style:family="text">
      <style:text-properties fo:color="#000000" loext:opacity="100%" fo:font-size="11pt" style:text-underline-style="none" officeooo:rsid="00b1ba86" style:font-size-asian="11pt" style:font-size-complex="11pt"/>
    </style:style>
    <style:style style:name="T44" style:family="text">
      <style:text-properties fo:color="#000000" loext:opacity="100%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fo:color="#000000" loext:opacity="100%" fo:font-size="11pt" style:text-underline-style="none" fo:font-weight="bold" officeooo:rsid="00b033f0" style:font-size-asian="11pt" style:font-weight-asian="bold" style:font-size-complex="11pt" style:font-weight-complex="bold"/>
    </style:style>
    <style:style style:name="T46" style:family="text">
      <style:text-properties fo:color="#000000" loext:opacity="100%" fo:font-size="11pt" style:text-underline-style="none" fo:font-weight="bold" officeooo:rsid="00b1ba86" style:font-size-asian="11pt" style:font-weight-asian="bold" style:font-size-complex="11pt" style:font-weight-complex="bold"/>
    </style:style>
    <style:style style:name="T47" style:family="text">
      <style:text-properties fo:color="#000000" loext:opacity="100%" fo:font-size="11pt" style:text-underline-style="none" fo:font-weight="bold" officeooo:rsid="00bb3980" style:font-size-asian="11pt" style:font-weight-asian="bold" style:font-size-complex="11pt" style:font-weight-complex="bold"/>
    </style:style>
    <style:style style:name="T48" style:family="text">
      <style:text-properties fo:color="#000000" loext:opacity="100%" fo:font-size="11pt" style:text-underline-style="none" fo:font-weight="normal" officeooo:rsid="001d0a89" style:font-size-asian="11pt" style:font-weight-asian="normal" style:font-size-complex="11pt" style:font-weight-complex="normal"/>
    </style:style>
    <style:style style:name="T49" style:family="text">
      <style:text-properties fo:color="#000000" loext:opacity="100%" fo:font-size="11pt" style:text-underline-style="none" fo:font-weight="normal" officeooo:rsid="00bb3980" style:font-size-asian="11pt" style:font-weight-asian="normal" style:font-size-complex="11pt" style:font-weight-complex="normal"/>
    </style:style>
    <style:style style:name="T50" style:family="text">
      <style:text-properties fo:color="#000000" loext:opacity="100%" fo:font-size="11pt" style:text-underline-style="none" fo:font-weight="normal" officeooo:rsid="00bc8b2a" style:font-size-asian="11pt" style:font-weight-asian="normal" style:font-size-complex="11pt" style:font-weight-complex="normal"/>
    </style:style>
    <style:style style:name="T51" style:family="text">
      <style:text-properties fo:color="#000000" loext:opacity="100%" fo:font-size="11pt" style:text-underline-style="none" fo:font-weight="normal" officeooo:rsid="00b033f0" style:font-size-asian="11pt" style:font-weight-asian="normal" style:font-size-complex="11pt" style:font-weight-complex="normal"/>
    </style:style>
    <style:style style:name="T52" style:family="text">
      <style:text-properties fo:color="#000000" loext:opacity="100%" fo:font-size="11pt" style:text-underline-style="none" fo:font-weight="normal" officeooo:rsid="00bd0d44" style:font-size-asian="11pt" style:font-weight-asian="normal" style:font-size-complex="11pt" style:font-weight-complex="normal"/>
    </style:style>
    <style:style style:name="T53" style:family="text">
      <style:text-properties fo:color="#000000" loext:opacity="100%" fo:font-size="12pt" style:text-underline-style="none" style:font-size-asian="12pt" style:font-size-complex="12pt"/>
    </style:style>
    <style:style style:name="T54" style:family="text">
      <style:text-properties fo:color="#000000" loext:opacity="100%" fo:font-size="12pt" style:text-underline-style="none" officeooo:rsid="00b1ba86" style:font-size-asian="12pt" style:font-size-complex="12pt"/>
    </style:style>
    <style:style style:name="T55" style:family="text">
      <style:text-properties fo:color="#000000" loext:opacity="100%" fo:font-size="12pt" style:text-underline-style="none" officeooo:rsid="00b033f0" style:font-size-asian="12pt" style:font-size-complex="12pt"/>
    </style:style>
    <style:style style:name="T56" style:family="text"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T57" style:family="text">
      <style:text-properties fo:color="#000000" loext:opacity="100%" fo:font-size="12pt" style:text-underline-style="none" fo:font-weight="bold" officeooo:rsid="00b033f0" style:font-size-asian="12pt" style:font-weight-asian="bold" style:font-size-complex="12pt" style:font-weight-complex="bold"/>
    </style:style>
    <style:style style:name="T58" style:family="text">
      <style:text-properties fo:color="#000000" loext:opacity="100%" fo:font-size="12pt" style:text-underline-style="none" fo:font-weight="bold" officeooo:rsid="00b1ba86" style:font-size-asian="12pt" style:font-weight-asian="bold" style:font-size-complex="12pt" style:font-weight-complex="bold"/>
    </style:style>
    <style:style style:name="T59" style:family="text">
      <style:text-properties fo:color="#000000" loext:opacity="100%" style:text-underline-style="none"/>
    </style:style>
    <style:style style:name="T60" style:family="text">
      <style:text-properties fo:color="#000000" loext:opacity="100%" style:text-underline-style="none" officeooo:rsid="00b1ba86"/>
    </style:style>
    <style:style style:name="T61" style:family="text">
      <style:text-properties officeooo:rsid="00b7d266"/>
    </style:style>
    <style:style style:name="T62" style:family="text">
      <style:text-properties fo:font-size="11pt" fo:font-weight="normal" style:font-size-asian="11pt" style:font-weight-asian="normal" style:font-size-complex="11pt" style:font-weight-complex="normal"/>
    </style:style>
    <style:style style:name="T63" style:family="text">
      <style:text-properties fo:font-size="11pt" fo:font-weight="normal" officeooo:rsid="00bb3980" style:font-size-asian="11pt" style:font-weight-asian="normal" style:font-size-complex="11pt" style:font-weight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bd0d44" style:font-weight-asian="normal" style:font-weight-complex="normal"/>
    </style:style>
    <style:style style:name="T66" style:family="text">
      <style:text-properties officeooo:rsid="00bef020"/>
    </style:style>
    <style:style style:name="T67" style:family="text">
      <style:text-properties officeooo:rsid="00c2b77c"/>
    </style:style>
    <style:style style:name="T68" style:family="text">
      <style:text-properties officeooo:rsid="00c54146"/>
    </style:style>
    <style:style style:name="T69" style:family="text">
      <style:text-properties style:text-position="33% 8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ext:p text:style-name="P79">Jusqu'à maintenant, nous avons appris à représenter des entiers naturels en représentation binaire ou hexadécimale.</text:p>
      <text:p text:style-name="Text_20_body">Ainsi en utilisant des <text:span text:style-name="Emphasis">mots binaires</text:span> de n bits, on peut coder 2n nombres entiers.</text:p>
      <text:p text:style-name="Text_20_body">Par exemple sur un octet, soit 8 bits, on peut coder 2n valeurs soit dans le cas des entiers naturels des nombres de <text:span text:style-name="Emphasis">0 à 255</text:span>.</text:p>
      <text:p text:style-name="Text_20_body">Cependant dans de nombreux programmes, il est nécessaire d'utiliser d'autres types de nombres comme les <text:span text:style-name="Strong_20_Emphasis">entiers relatifs</text:span> ou les <text:span text:style-name="Strong_20_Emphasis">réels</text:span>.</text:p>
      <text:h text:style-name="Heading_20_2" text:outline-level="2"><text:bookmark text:name="méthode-naïve-utilisation-dun-bit-de-signe"/>Méthode naïve: utilisation d'un bit de signe</text:h>
      <text:p text:style-name="Text_20_body">La façon la plus simple de procéder serait de réserver le bit de poids fort pour le signe(0 pour positif et 1 pour négatif), et de garder le rester pour la représentation de la valeur absolue du nombre.</text:p>
      <text:p text:style-name="Text_20_body">Avec un codage utilisant des mots de n bits, on pourrait représenter des nombres entre −2n−1+1 et 2n−1−1.</text:p>
      <text:p text:style-name="Text_20_body">Par exemple, avec un codage sur 3 bits, des nombres entre -3 et 3:</text:p>
      <table:table table:name="Tableau1" table:style-name="Tableau1">
        <table:table-column table:style-name="Tableau1.A"/>
        <table:table-column table:style-name="Tableau1.B"/>
        <table:table-header-rows>
          <table:table-row table:style-name="TableLine525915648">
            <table:table-cell table:style-name="Tableau1.A1" office:value-type="string">
              <text:p text:style-name="Table_20_Heading">Représentation binaire </text:p>
            </table:table-cell>
            <table:table-cell table:style-name="Tableau1.A1" office:value-type="string">
              <text:p text:style-name="Table_20_Heading">Valeur décimale </text:p>
            </table:table-cell>
          </table:table-row>
        </table:table-header-rows>
        <table:table-row table:style-name="TableLine525915648">
          <table:table-cell table:style-name="Tableau1.A1" office:value-type="string">
            <text:p text:style-name="Table_20_Contents">000 </text:p>
          </table:table-cell>
          <table:table-cell table:style-name="Tableau1.A1" office:value-type="string">
            <text:p text:style-name="Table_20_Contents">+0 </text:p>
          </table:table-cell>
        </table:table-row>
        <table:table-row table:style-name="TableLine525915648">
          <table:table-cell table:style-name="Tableau1.A1" office:value-type="string">
            <text:p text:style-name="Table_20_Contents">001 </text:p>
          </table:table-cell>
          <table:table-cell table:style-name="Tableau1.A1" office:value-type="string">
            <text:p text:style-name="Table_20_Contents">+1 </text:p>
          </table:table-cell>
        </table:table-row>
        <table:table-row table:style-name="TableLine525915648">
          <table:table-cell table:style-name="Tableau1.A1" office:value-type="string">
            <text:p text:style-name="Table_20_Contents">010 </text:p>
          </table:table-cell>
          <table:table-cell table:style-name="Tableau1.A1" office:value-type="string">
            <text:p text:style-name="Table_20_Contents">+2 </text:p>
          </table:table-cell>
        </table:table-row>
        <table:table-row table:style-name="TableLine525915648">
          <table:table-cell table:style-name="Tableau1.A1" office:value-type="string">
            <text:p text:style-name="Table_20_Contents">011 </text:p>
          </table:table-cell>
          <table:table-cell table:style-name="Tableau1.A1" office:value-type="string">
            <text:p text:style-name="Table_20_Contents">+3 </text:p>
          </table:table-cell>
        </table:table-row>
        <table:table-row table:style-name="TableLine525915648">
          <table:table-cell table:style-name="Tableau1.A1" office:value-type="string">
            <text:p text:style-name="Table_20_Contents">100 </text:p>
          </table:table-cell>
          <table:table-cell table:style-name="Tableau1.A1" office:value-type="string">
            <text:p text:style-name="Table_20_Contents">-0 </text:p>
          </table:table-cell>
        </table:table-row>
        <table:table-row table:style-name="TableLine525915648">
          <table:table-cell table:style-name="Tableau1.A1" office:value-type="string">
            <text:p text:style-name="Table_20_Contents">101 </text:p>
          </table:table-cell>
          <table:table-cell table:style-name="Tableau1.A1" office:value-type="string">
            <text:p text:style-name="Table_20_Contents">-1 </text:p>
          </table:table-cell>
        </table:table-row>
        <table:table-row table:style-name="TableLine525915648">
          <table:table-cell table:style-name="Tableau1.A1" office:value-type="string">
            <text:p text:style-name="Table_20_Contents">110 </text:p>
          </table:table-cell>
          <table:table-cell table:style-name="Tableau1.A1" office:value-type="string">
            <text:p text:style-name="Table_20_Contents">-2 </text:p>
          </table:table-cell>
        </table:table-row>
        <table:table-row table:style-name="TableLine525915648">
          <table:table-cell table:style-name="Tableau1.A1" office:value-type="string">
            <text:p text:style-name="Table_20_Contents">111 </text:p>
          </table:table-cell>
          <table:table-cell table:style-name="Tableau1.A1" office:value-type="string">
            <text:p text:style-name="Table_20_Contents">-3 </text:p>
          </table:table-cell>
        </table:table-row>
      </table:table>
      <text:p text:style-name="Quotations">Malheureusement cette représentation possède deux inconvénients. Le premier (mineur) est que le nombre zéro (0) possède deux représentations. L'autre inconvénient (majeur) est que cette représentation impose de modifier l'algorithme d'addition ; si un des nombres est négatif, l'addition binaire usuelle donne un résultat incorrect. <text:a xlink:type="simple" xlink:href="http://fr.wikipedia.org/wiki/Complément_à_deux#Explication" text:style-name="Internet_20_link" text:visited-style-name="Visited_20_Internet_20_Link">Voir l'article de Wikipedia pour plus de détails</text:a></text:p>
      <text:h text:style-name="Heading_20_2" text:outline-level="2"><text:bookmark text:name="notation-en-complément-à-deux"/>Notation en complément à deux</text:h>
      <text:p text:style-name="Text_20_body">Cette méthode permet de remédier aux problèmes évoqués ci-dessus.</text:p>
      <text:p text:style-name="Text_20_body">On utilise toujours un bit de signe tout à gauche:</text:p>
      <text:list xml:id="list2921479072" text:style-name="L1">
        <text:list-item>
          <text:p text:style-name="P69">les entiers <text:span text:style-name="Emphasis">positifs</text:span> sont codés normalement, </text:p>
        </text:list-item>
        <text:list-item>
          <text:p text:style-name="P68">par contre on ajoute 2n aux entiers <text:span text:style-name="Emphasis">négatifs</text:span>. </text:p>
        </text:list-item>
      </text:list>
      <text:h text:style-name="Heading_20_3" text:outline-level="3"><text:bookmark text:name="méthode-dencodage"/>Méthode d'encodage</text:h>
      <text:p text:style-name="Text_20_body">L'entier négatif x est codé comme s'il s'agissait de l'entier x+2n ou n est la taille du mot.</text:p>
      <text:p text:style-name="Text_20_body"><text:soft-page-break/>Il est possible d'appliquer un algorithme simple pour réaliser cette addition en binaire <text:span text:style-name="Emphasis">(cette méthode sera désignée comme 2e méthode par la suite)</text:span>.</text:p>
      <text:list xml:id="list2661336180" text:style-name="L2">
        <text:list-item>
          <text:p text:style-name="P72">On inverse les bits de l'écriture binaire de sa valeur absolue. </text:p>
        </text:list-item>
        <text:list-item>
          <text:p text:style-name="P71">On ajoute 1 au résultat (les dépassements sont ignorés). </text:p>
        </text:list-item>
      </text:list>
      <text:p text:style-name="Text_20_body">Avec ce codage utilisant des mots de n bits, on pourrait représenter des nombres entre −2n−1 et 2n−1−1.</text:p>
      <text:p text:style-name="Text_20_body">[<text:a xlink:type="simple" xlink:href="https://fr.wikipedia.org/wiki/Complément_à_deux" text:style-name="Internet_20_link" text:visited-style-name="Visited_20_Internet_20_Link">Article Wikipedia sur le complément à deux</text:a>]{.cite-source}</text:p>
      <text:p text:style-name="Text_20_body">Utilisons cet encodage sur 3 bits.</text:p>
      <text:p text:style-name="Text_20_body">−110​=?2​</text:p>
      <text:h text:style-name="Heading_20_5" text:outline-level="5"><text:bookmark text:name="1supèresup-méthode"/>1<text:span text:style-name="T69">ère</text:span> méthode</text:h>
      <text:p text:style-name="Text_20_body">−1=&gt;−1+23=710​=1112​</text:p>
      <text:h text:style-name="Heading_20_5" text:outline-level="5"><text:bookmark text:name="2supesup-méthode"/>2<text:span text:style-name="T69">e</text:span> méthode</text:h>
      <text:list xml:id="list129276587" text:style-name="L3">
        <text:list-item>
          <text:p text:style-name="P74">La valeur −1 a pour valeur absolue 1 codé <text:span text:style-name="Source_20_Text">001</text:span> sur 3 bits. </text:p>
        </text:list-item>
        <text:list-item>
          <text:p text:style-name="P74">On inverse les bits: <text:span text:style-name="Source_20_Text">110</text:span> </text:p>
        </text:list-item>
        <text:list-item>
          <text:p text:style-name="P73">On ajoute 1: <text:span text:style-name="Source_20_Text">111</text:span> </text:p>
        </text:list-item>
      </text:list>
      <text:p text:style-name="Text_20_body">Les deux méthodes donnent le même résultat:</text:p>
      <text:p text:style-name="Text_20_body">−110​=1112​</text:p>
      <text:h text:style-name="Heading_20_4" text:outline-level="4"><text:bookmark text:name="tableau-de-valeurs"/>Tableau de valeurs</text:h>
      <text:p text:style-name="Text_20_body">Avec un codage sur 3 bits, on peut coder des nombres entre −23−1=−4 et −23−1−1=3.</text:p>
      <table:table table:name="Tableau2" table:style-name="Tableau2">
        <table:table-column table:style-name="Tableau2.A"/>
        <table:table-column table:style-name="Tableau2.B"/>
        <table:table-header-rows>
          <table:table-row table:style-name="TableLine526273184">
            <table:table-cell table:style-name="Tableau2.A1" office:value-type="string">
              <text:p text:style-name="Table_20_Heading">Représentation binaire </text:p>
            </table:table-cell>
            <table:table-cell table:style-name="Tableau2.A1" office:value-type="string">
              <text:p text:style-name="Table_20_Heading">Valeur décimale </text:p>
            </table:table-cell>
          </table:table-row>
        </table:table-header-rows>
        <table:table-row table:style-name="TableLine526273184">
          <table:table-cell table:style-name="Tableau2.A1" office:value-type="string">
            <text:p text:style-name="Table_20_Contents">000 </text:p>
          </table:table-cell>
          <table:table-cell table:style-name="Tableau2.A1" office:value-type="string">
            <text:p text:style-name="Table_20_Contents">+0 </text:p>
          </table:table-cell>
        </table:table-row>
        <table:table-row table:style-name="TableLine526273184">
          <table:table-cell table:style-name="Tableau2.A1" office:value-type="string">
            <text:p text:style-name="Table_20_Contents">001 </text:p>
          </table:table-cell>
          <table:table-cell table:style-name="Tableau2.A1" office:value-type="string">
            <text:p text:style-name="Table_20_Contents">+1 </text:p>
          </table:table-cell>
        </table:table-row>
        <table:table-row table:style-name="TableLine526273184">
          <table:table-cell table:style-name="Tableau2.A1" office:value-type="string">
            <text:p text:style-name="Table_20_Contents">010 </text:p>
          </table:table-cell>
          <table:table-cell table:style-name="Tableau2.A1" office:value-type="string">
            <text:p text:style-name="Table_20_Contents">+2 </text:p>
          </table:table-cell>
        </table:table-row>
        <table:table-row table:style-name="TableLine526273184">
          <table:table-cell table:style-name="Tableau2.A1" office:value-type="string">
            <text:p text:style-name="Table_20_Contents">011 </text:p>
          </table:table-cell>
          <table:table-cell table:style-name="Tableau2.A1" office:value-type="string">
            <text:p text:style-name="Table_20_Contents">+3 </text:p>
          </table:table-cell>
        </table:table-row>
        <table:table-row table:style-name="TableLine526273184">
          <table:table-cell table:style-name="Tableau2.A1" office:value-type="string">
            <text:p text:style-name="Table_20_Contents">100 </text:p>
          </table:table-cell>
          <table:table-cell table:style-name="Tableau2.A1" office:value-type="string">
            <text:p text:style-name="Table_20_Contents">-4 </text:p>
          </table:table-cell>
        </table:table-row>
        <table:table-row table:style-name="TableLine526273184">
          <table:table-cell table:style-name="Tableau2.A1" office:value-type="string">
            <text:p text:style-name="Table_20_Contents">101 </text:p>
          </table:table-cell>
          <table:table-cell table:style-name="Tableau2.A1" office:value-type="string">
            <text:p text:style-name="Table_20_Contents">-3 </text:p>
          </table:table-cell>
        </table:table-row>
        <table:table-row table:style-name="TableLine526273184">
          <table:table-cell table:style-name="Tableau2.A1" office:value-type="string">
            <text:p text:style-name="Table_20_Contents">110 </text:p>
          </table:table-cell>
          <table:table-cell table:style-name="Tableau2.A1" office:value-type="string">
            <text:p text:style-name="Table_20_Contents">-2 </text:p>
          </table:table-cell>
        </table:table-row>
        <table:table-row table:style-name="TableLine526273184">
          <table:table-cell table:style-name="Tableau2.A1" office:value-type="string">
            <text:p text:style-name="Table_20_Contents">111 </text:p>
          </table:table-cell>
          <table:table-cell table:style-name="Tableau2.A1" office:value-type="string">
            <text:p text:style-name="Table_20_Contents">-1 </text:p>
          </table:table-cell>
        </table:table-row>
      </table:table>
      <text:p text:style-name="Text_20_body">On peut alors vérifier avec cette notation que l'algorithme d'addition utilisé pour les entiers naturels donne des résultats corrects avec cette représentation(voir les exercices[./exo]).</text:p>
      <text:h text:style-name="Heading_20_3" text:outline-level="3"><text:bookmark text:name="méthode-de-décodage"/>Méthode de décodage</text:h>
      <text:p text:style-name="Text_20_body">Pour connaitre le nombre que représente un entier négatif, on effectue la démarche inverse:</text:p>
      <text:list xml:id="list1122927360" text:style-name="L4">
        <text:list-item>
          <text:p text:style-name="P76">On lui retranche 1 puis, </text:p>
        </text:list-item>
        <text:list-item>
          <text:p text:style-name="P76">on inverse tous ces bits, </text:p>
        </text:list-item>
        <text:list-item>
          <text:p text:style-name="P75">On convertit en base 10, et on ajoute le signe -. </text:p>
        </text:list-item>
      </text:list>
      <text:p text:style-name="Text_20_body">Ce qui revient à lui soustraire 2n.</text:p>
      <text:p text:style-name="Text_20_body">Toujours en travaillant sur 3 bits:</text:p>
      <text:p text:style-name="Text_20_body"><text:soft-page-break/>1102​=?10​</text:p>
      <text:h text:style-name="Heading_20_4" text:outline-level="4"><text:bookmark text:name="1supèresup-méthode-1"/>1<text:span text:style-name="T69">ère</text:span> méthode</text:h>
      <text:p text:style-name="Text_20_body">1102​=610​=&gt;6−23=−210​</text:p>
      <text:h text:style-name="Heading_20_4" text:outline-level="4"><text:bookmark text:name="2supesup-méthode-1"/>2<text:span text:style-name="T69">e</text:span> méthode</text:h>
      <text:list xml:id="list953677150" text:style-name="L5">
        <text:list-item>
          <text:p text:style-name="P78">On retranche 1: <text:span text:style-name="Source_20_Text">110 - 1 = 101</text:span> </text:p>
        </text:list-item>
        <text:list-item>
          <text:p text:style-name="P78">On inverse les bits: <text:span text:style-name="Source_20_Text">010</text:span> </text:p>
        </text:list-item>
        <text:list-item>
          <text:p text:style-name="P77">On convertit en base 10: 0102​=210​ donc c'est −2. </text:p>
        </text:list-item>
      </text:list>
      <text:p text:style-name="Text_20_body">Les deux méthodes donnent le même résultat:</text:p>
      <text:p text:style-name="P62">1102​=−210​</text:p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657be0" officeooo:paragraph-rsid="00185ebd" style:font-size-asian="14pt" style:font-weight-asian="bold" style:font-size-complex="14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présentation des entiers relatifs.</text:p>
      </style:header>
      <style:footer>
        <text:p text:style-name="MP2">Page : <text:page-number text:select-page="current">1</text:page-number><text:s/>sur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28T15:25:30.917592255</dc:date>
    <meta:editing-duration>PT15H13M35S</meta:editing-duration>
    <meta:editing-cycles>151</meta:editing-cycles>
    <meta:document-statistic meta:table-count="2" meta:image-count="0" meta:object-count="0" meta:page-count="3" meta:paragraph-count="88" meta:word-count="561" meta:character-count="3309" meta:non-whitespace-character-count="2729"/>
  </office:meta>
</office:document-meta>
</file>